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Mono" svg:font-family="'Ubuntu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1pt" fo:font-weight="bold" officeooo:rsid="0001bfe4" officeooo:paragraph-rsid="001e64d2" style:font-size-asian="11pt" style:font-weight-asian="bold" style:font-size-complex="11pt" style:font-weight-complex="bold"/>
    </style:style>
    <style:style style:name="P2" style:family="paragraph" style:parent-style-name="Standard">
      <style:text-properties fo:font-size="11pt" fo:font-weight="bold" officeooo:rsid="0003d921" officeooo:paragraph-rsid="0003d921" style:font-size-asian="11pt" style:font-weight-asian="bold" style:font-size-complex="11pt" style:font-weight-complex="bold"/>
    </style:style>
    <style:style style:name="P3" style:family="paragraph" style:parent-style-name="Standard">
      <style:text-properties fo:font-size="11pt" fo:font-weight="bold" officeooo:rsid="0003d921" officeooo:paragraph-rsid="001e64d2" style:font-size-asian="11pt" style:font-weight-asian="bold" style:font-size-complex="11pt" style:font-weight-complex="bold"/>
    </style:style>
    <style:style style:name="P4" style:family="paragraph" style:parent-style-name="Standard">
      <style:text-properties fo:font-size="11pt" fo:font-weight="bold" officeooo:rsid="00085c49" officeooo:paragraph-rsid="00085c49" style:font-size-asian="11pt" style:font-weight-asian="bold" style:font-size-complex="11pt" style:font-weight-complex="bold"/>
    </style:style>
    <style:style style:name="P5" style:family="paragraph" style:parent-style-name="Standard">
      <style:text-properties fo:font-size="11pt" fo:font-weight="bold" officeooo:rsid="00085c49" officeooo:paragraph-rsid="001e64d2" style:font-size-asian="11pt" style:font-weight-asian="bold" style:font-size-complex="11pt" style:font-weight-complex="bold"/>
    </style:style>
    <style:style style:name="P6" style:family="paragraph" style:parent-style-name="Standard">
      <style:text-properties fo:font-size="11pt" fo:font-weight="bold" officeooo:rsid="0006028a" officeooo:paragraph-rsid="0006028a" style:font-size-asian="11pt" style:font-weight-asian="bold" style:font-size-complex="11pt" style:font-weight-complex="bold"/>
    </style:style>
    <style:style style:name="P7" style:family="paragraph" style:parent-style-name="Standard">
      <style:text-properties fo:font-size="11pt" fo:font-weight="bold" officeooo:rsid="0006028a" officeooo:paragraph-rsid="000d1f57" style:font-size-asian="11pt" style:font-weight-asian="bold" style:font-size-complex="11pt" style:font-weight-complex="bold"/>
    </style:style>
    <style:style style:name="P8" style:family="paragraph" style:parent-style-name="Standard">
      <style:text-properties fo:font-size="11pt" fo:font-weight="bold" officeooo:rsid="0006028a" officeooo:paragraph-rsid="001e64d2" style:font-size-asian="11pt" style:font-weight-asian="bold" style:font-size-complex="11pt" style:font-weight-complex="bold"/>
    </style:style>
    <style:style style:name="P9" style:family="paragraph" style:parent-style-name="Standard">
      <style:text-properties fo:font-size="11pt" fo:font-weight="bold" officeooo:rsid="00152450" officeooo:paragraph-rsid="00152450" style:font-size-asian="11pt" style:font-weight-asian="bold" style:font-size-complex="11pt" style:font-weight-complex="bold"/>
    </style:style>
    <style:style style:name="P10" style:family="paragraph" style:parent-style-name="Standard">
      <style:text-properties fo:font-size="11pt" fo:font-weight="bold" officeooo:rsid="00152450" officeooo:paragraph-rsid="001e64d2" style:font-size-asian="11pt" style:font-weight-asian="bold" style:font-size-complex="11pt" style:font-weight-complex="bold"/>
    </style:style>
    <style:style style:name="P11" style:family="paragraph" style:parent-style-name="Standard">
      <style:text-properties fo:font-size="11pt" fo:font-weight="bold" officeooo:rsid="000ed316" officeooo:paragraph-rsid="000ed316" style:font-size-asian="11pt" style:font-weight-asian="bold" style:font-size-complex="11pt" style:font-weight-complex="bold"/>
    </style:style>
    <style:style style:name="P12" style:family="paragraph" style:parent-style-name="Standard">
      <style:text-properties fo:font-size="11pt" officeooo:rsid="0003d921" officeooo:paragraph-rsid="001e64d2" style:font-size-asian="11pt" style:font-size-complex="11pt"/>
    </style:style>
    <style:style style:name="P13" style:family="paragraph" style:parent-style-name="Standard">
      <style:text-properties fo:font-size="11pt" officeooo:rsid="0001bfe4" officeooo:paragraph-rsid="0001bfe4" style:font-size-asian="11pt" style:font-size-complex="11pt"/>
    </style:style>
    <style:style style:name="P14" style:family="paragraph" style:parent-style-name="Standard">
      <style:text-properties fo:font-size="11pt" officeooo:rsid="0001bfe4" officeooo:paragraph-rsid="001e64d2" style:font-size-asian="11pt" style:font-size-complex="11pt"/>
    </style:style>
    <style:style style:name="P15" style:family="paragraph" style:parent-style-name="Standard">
      <style:text-properties fo:font-size="11pt" officeooo:rsid="000b1f68" officeooo:paragraph-rsid="000b1f68" style:font-size-asian="11pt" style:font-size-complex="11pt"/>
    </style:style>
    <style:style style:name="P16" style:family="paragraph" style:parent-style-name="Standard">
      <style:text-properties fo:font-size="11pt" officeooo:rsid="000d06f0" officeooo:paragraph-rsid="001e64d2" style:font-size-asian="11pt" style:font-size-complex="11pt"/>
    </style:style>
    <style:style style:name="P17" style:family="paragraph" style:parent-style-name="Standard">
      <style:text-properties fo:font-size="11pt" officeooo:rsid="001ab6b9" officeooo:paragraph-rsid="001ab6b9" style:font-size-asian="11pt" style:font-size-complex="11pt"/>
    </style:style>
    <style:style style:name="P18" style:family="paragraph" style:parent-style-name="Standard">
      <style:text-properties fo:font-size="11pt" fo:font-weight="normal" officeooo:rsid="0003d921" officeooo:paragraph-rsid="00071d9d" style:font-size-asian="11pt" style:font-weight-asian="normal" style:font-size-complex="11pt" style:font-weight-complex="normal"/>
    </style:style>
    <style:style style:name="P19" style:family="paragraph" style:parent-style-name="Standard">
      <style:text-properties fo:font-size="11pt" fo:font-weight="normal" officeooo:rsid="0001bfe4" officeooo:paragraph-rsid="0001bfe4" style:font-size-asian="11pt" style:font-weight-asian="normal" style:font-size-complex="11pt" style:font-weight-complex="normal"/>
    </style:style>
    <style:style style:name="P20" style:family="paragraph" style:parent-style-name="Standard">
      <style:text-properties fo:font-size="11pt" fo:font-weight="normal" officeooo:rsid="000ed316" officeooo:paragraph-rsid="000ed316" style:font-size-asian="11pt" style:font-weight-asian="normal" style:font-size-complex="11pt" style:font-weight-complex="normal"/>
    </style:style>
    <style:style style:name="P21" style:family="paragraph" style:parent-style-name="Standard">
      <style:text-properties fo:font-size="11pt" fo:font-weight="normal" officeooo:rsid="001ab6b9" officeooo:paragraph-rsid="001ab6b9" style:font-size-asian="11pt" style:font-weight-asian="normal" style:font-size-complex="11pt" style:font-weight-complex="normal"/>
    </style:style>
    <style:style style:name="P22" style:family="paragraph" style:parent-style-name="Standard" style:list-style-name="L1">
      <style:text-properties fo:font-size="11pt" fo:font-weight="normal" officeooo:rsid="0003d921" officeooo:paragraph-rsid="0003d921" style:font-size-asian="11pt" style:font-weight-asian="normal" style:font-size-complex="11pt" style:font-weight-complex="normal"/>
    </style:style>
    <style:style style:name="P23" style:family="paragraph" style:parent-style-name="Standard" style:list-style-name="L3">
      <style:text-properties fo:font-size="11pt" fo:font-weight="normal" officeooo:rsid="0003d921" officeooo:paragraph-rsid="000d1f57" style:font-size-asian="11pt" style:font-weight-asian="normal" style:font-size-complex="11pt" style:font-weight-complex="normal"/>
    </style:style>
    <style:style style:name="P24" style:family="paragraph" style:parent-style-name="Standard" style:list-style-name="L2">
      <style:text-properties fo:font-size="11pt" fo:font-weight="normal" officeooo:rsid="00085c49" officeooo:paragraph-rsid="00085c49" style:font-size-asian="11pt" style:font-weight-asian="normal" style:font-size-complex="11pt" style:font-weight-complex="normal"/>
    </style:style>
    <style:style style:name="P25" style:family="paragraph" style:parent-style-name="Standard" style:list-style-name="L2">
      <style:text-properties fo:font-size="11pt" fo:font-weight="normal" officeooo:rsid="0008714b" officeooo:paragraph-rsid="0008714b" style:font-size-asian="11pt" style:font-weight-asian="normal" style:font-size-complex="11pt" style:font-weight-complex="normal"/>
    </style:style>
    <style:style style:name="P26" style:family="paragraph" style:parent-style-name="Standard" style:list-style-name="L3">
      <style:text-properties fo:font-size="11pt" fo:font-weight="normal" officeooo:rsid="0006028a" officeooo:paragraph-rsid="0006028a" style:font-size-asian="11pt" style:font-weight-asian="normal" style:font-size-complex="11pt" style:font-weight-complex="normal"/>
    </style:style>
    <style:style style:name="P27" style:family="paragraph" style:parent-style-name="Standard" style:list-style-name="L3">
      <style:text-properties fo:font-size="11pt" fo:font-weight="normal" officeooo:rsid="0006028a" officeooo:paragraph-rsid="000d1f57" style:font-size-asian="11pt" style:font-weight-asian="normal" style:font-size-complex="11pt" style:font-weight-complex="normal"/>
    </style:style>
    <style:style style:name="P28" style:family="paragraph" style:parent-style-name="Standard" style:list-style-name="L3">
      <style:text-properties fo:font-size="11pt" fo:font-weight="normal" officeooo:rsid="00071d9d" officeooo:paragraph-rsid="00071d9d" style:font-size-asian="11pt" style:font-weight-asian="normal" style:font-size-complex="11pt" style:font-weight-complex="normal"/>
    </style:style>
    <style:style style:name="P29" style:family="paragraph" style:parent-style-name="Standard" style:list-style-name="L3">
      <style:text-properties fo:font-size="11pt" fo:font-weight="normal" officeooo:rsid="00071d9d" officeooo:paragraph-rsid="000d1f57" style:font-size-asian="11pt" style:font-weight-asian="normal" style:font-size-complex="11pt" style:font-weight-complex="normal"/>
    </style:style>
    <style:style style:name="P30" style:family="paragraph" style:parent-style-name="Standard">
      <style:text-properties fo:font-size="11pt" fo:font-weight="normal" officeooo:rsid="001e64d2" officeooo:paragraph-rsid="001e64d2" style:font-size-asian="11pt" style:font-weight-asian="normal" style:font-size-complex="11pt" style:font-weight-complex="normal"/>
    </style:style>
    <style:style style:name="P31" style:family="paragraph" style:parent-style-name="Standard" style:list-style-name="L4">
      <style:text-properties fo:font-size="11pt" fo:font-weight="normal" officeooo:rsid="00152450" officeooo:paragraph-rsid="00152450" style:font-size-asian="11pt" style:font-weight-asian="normal" style:font-size-complex="11pt" style:font-weight-complex="normal"/>
    </style:style>
    <style:style style:name="P32" style:family="paragraph" style:parent-style-name="Standard" style:list-style-name="L3">
      <style:text-properties fo:font-size="11pt" fo:font-weight="normal" officeooo:rsid="0012b2d6" officeooo:paragraph-rsid="0012b2d6" style:font-size-asian="11pt" style:font-weight-asian="normal" style:font-size-complex="11pt" style:font-weight-complex="normal"/>
    </style:style>
    <style:style style:name="P33" style:family="paragraph" style:parent-style-name="Standard" style:list-style-name="L3">
      <style:text-properties fo:font-size="11pt" fo:font-weight="normal" officeooo:rsid="000ed316" officeooo:paragraph-rsid="000ed316" style:font-size-asian="11pt" style:font-weight-asian="normal" style:font-size-complex="11pt" style:font-weight-complex="normal"/>
    </style:style>
    <style:style style:name="P34" style:family="paragraph" style:parent-style-name="Standard" style:list-style-name="L3">
      <style:text-properties fo:font-size="11pt" fo:font-weight="normal" officeooo:rsid="00101a03" officeooo:paragraph-rsid="00101a03" style:font-size-asian="11pt" style:font-weight-asian="normal" style:font-size-complex="11pt" style:font-weight-complex="normal"/>
    </style:style>
    <style:style style:name="P35" style:family="paragraph" style:parent-style-name="Standard" style:list-style-name="L1">
      <style:text-properties fo:font-size="11pt" officeooo:rsid="0003d921" officeooo:paragraph-rsid="0003d921" style:font-size-asian="11pt" style:font-size-complex="11pt"/>
    </style:style>
    <style:style style:name="P36" style:family="paragraph" style:parent-style-name="Standard">
      <style:text-properties fo:font-size="11pt" officeooo:rsid="0001bfe4" officeooo:paragraph-rsid="0001bfe4" style:font-size-asian="11pt" style:font-size-complex="11pt"/>
    </style:style>
    <style:style style:name="P37" style:family="paragraph" style:parent-style-name="Standard">
      <style:text-properties fo:font-size="11pt" fo:font-weight="bold" officeooo:rsid="0001bfe4" officeooo:paragraph-rsid="001e64d2" style:font-size-asian="11pt" style:font-weight-asian="bold" style:font-size-complex="11pt" style:font-weight-complex="bold"/>
    </style:style>
    <style:style style:name="P38" style:family="paragraph" style:parent-style-name="Standard">
      <style:paragraph-properties fo:margin-left="-0.4925in" fo:margin-right="0in" fo:text-indent="0in" style:auto-text-indent="false"/>
      <style:text-properties style:font-name="Ubuntu Mono" fo:font-size="11pt" officeooo:rsid="001ab6b9" officeooo:paragraph-rsid="001ab6b9" style:font-size-asian="11pt" style:font-size-complex="11pt"/>
    </style:style>
    <style:style style:name="T1" style:family="text">
      <style:text-properties fo:font-weight="bold" style:font-weight-asian="bold" style:font-weight-complex="bold"/>
    </style:style>
    <style:style style:name="T2" style:family="text">
      <style:text-properties fo:font-weight="bold" officeooo:rsid="000d06f0"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03d921" style:font-weight-asian="normal" style:font-weight-complex="normal"/>
    </style:style>
    <style:style style:name="T5" style:family="text">
      <style:text-properties fo:font-weight="normal" officeooo:rsid="000d1f57" style:font-weight-asian="normal" style:font-weight-complex="normal"/>
    </style:style>
    <style:style style:name="T6" style:family="text">
      <style:text-properties fo:font-weight="normal" officeooo:rsid="000ed316" style:font-weight-asian="normal" style:font-weight-complex="normal"/>
    </style:style>
    <style:style style:name="T7" style:family="text">
      <style:text-properties fo:font-weight="normal" officeooo:rsid="00190b2d" style:font-weight-asian="normal" style:font-weight-complex="normal"/>
    </style:style>
    <style:style style:name="T8" style:family="text">
      <style:text-properties fo:font-weight="normal" officeooo:rsid="001cd851" style:font-weight-asian="normal" style:font-weight-complex="normal"/>
    </style:style>
    <style:style style:name="T9" style:family="text">
      <style:text-properties fo:font-weight="normal" officeooo:rsid="001e64d2" style:font-weight-asian="normal" style:font-weight-complex="normal"/>
    </style:style>
    <style:style style:name="T10" style:family="text">
      <style:text-properties fo:font-weight="normal" officeooo:rsid="0018266a" style:font-weight-asian="normal" style:font-weight-complex="normal"/>
    </style:style>
    <style:style style:name="T11" style:family="text">
      <style:text-properties officeooo:rsid="0008714b"/>
    </style:style>
    <style:style style:name="T12" style:family="text">
      <style:text-properties officeooo:rsid="000b1f68"/>
    </style:style>
    <style:style style:name="T13" style:family="text">
      <style:text-properties officeooo:rsid="000e22df"/>
    </style:style>
    <style:style style:name="T14" style:family="text">
      <style:text-properties officeooo:rsid="00101a03"/>
    </style:style>
    <style:style style:name="T15" style:family="text">
      <style:text-properties officeooo:rsid="0018266a"/>
    </style:style>
    <style:style style:name="T16" style:family="text">
      <style:text-properties officeooo:rsid="00190b2d"/>
    </style:style>
    <style:style style:name="T17" style:family="text">
      <style:text-properties officeooo:rsid="001ab6b9"/>
    </style:style>
    <style:style style:name="T18" style:family="text">
      <style:text-properties officeooo:rsid="001cd851"/>
    </style:style>
    <style:style style:name="T19" style:family="text">
      <style:text-properties officeooo:rsid="001e64d2"/>
    </style:style>
    <style:style style:name="T20" style:family="text">
      <style:text-properties officeooo:rsid="0020051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pan text:style-name="T1">Test2aa </text:span><text:span text:style-name="T16">3. [25] Write a C program which will create a total of 35 processes all of which will have their own separate pipe, i.e. all processes will be able to write to all other processes but each process will only read from its own pipe. Each process will be assigned a unique index 0, 1, . . . , 34. Each process with an odd pid will write it’s index and pid to every other process (but not to itself). The processes with even pids will not write any messages. Then each process (odd and even) will read all the messages written to its pipe and print on stdout, for each message, a line similar to: Process 35894 index 24 heard from process 35992 index 17 </text:span></text:p>
      <text:p text:style-name="P13"/>
      <text:p text:style-name="P12"><text:span text:style-name="T1">Data Members</text:span>: </text:p>
      <text:p text:style-name="P12"><text:s/>array <text:span text:style-name="T16">of </text:span>pipes, message struc<text:span text:style-name="T18">t</text:span> (index, pid), <text:span text:style-name="T16">l</text:span>oop var, process indx, a flag to break child out of fork loop, <text:s/>temp pid.</text:p>
      <text:p text:style-name="P2"/>
      <text:p text:style-name="P3">Outline: <text:s/></text:p>
      <text:list xml:id="list6892238578971015521" text:style-name="L1">
        <text:list-item>
          <text:p text:style-name="P22">set up the pipes (loop) </text:p>
        </text:list-item>
        <text:list-item>
          <text:p text:style-name="P22">start forking (another loop)</text:p>
          <text:list>
            <text:list-item>
              <text:p text:style-name="P22">switch:</text:p>
              <text:list>
                <text:list-item>
                  <text:p text:style-name="P22">-1: error trap</text:p>
                </text:list-item>
                <text:list-item>
                  <text:p text:style-name="P22">0: child, set index and set flag to break out of loop</text:p>
                </text:list-item>
                <text:list-item>
                  <text:p text:style-name="P22">default: <text:s/>parent, set flag to keep forking</text:p>
                </text:list-item>
              </text:list>
            </text:list-item>
            <text:list-item>
              <text:p text:style-name="P35"><text:span text:style-name="T4">i</text:span><text:span text:style-name="T3">f child, break out of loop</text:span></text:p>
            </text:list-item>
          </text:list>
        </text:list-item>
        <text:list-item>
          <text:p text:style-name="P22"><text:s text:c="2"/>outside fork-loop – if parent – exit</text:p>
        </text:list-item>
        <text:list-item>
          <text:p text:style-name="P22">if child:</text:p>
          <text:list>
            <text:list-item>
              <text:p text:style-name="P22">close read ends of pipes (except your own – index!)</text:p>
            </text:list-item>
            <text:list-item>
              <text:p text:style-name="P22">get your pid</text:p>
            </text:list-item>
            <text:list-item>
              <text:p text:style-name="P22">if your pid is odd (%2) </text:p>
              <text:list>
                <text:list-item>
                  <text:p text:style-name="P22">set up message to send</text:p>
                </text:list-item>
                <text:list-item>
                  <text:p text:style-name="P22">write to all other procs (loop, check if index is yours before writing)</text:p>
                </text:list-item>
              </text:list>
            </text:list-item>
            <text:list-item>
              <text:p text:style-name="P22">close all write ends of pipes</text:p>
            </text:list-item>
            <text:list-item>
              <text:p text:style-name="P22">read all messages (use while(read(...)), and don't forget to flush)</text:p>
            </text:list-item>
            <text:list-item>
              <text:p text:style-name="P22">outside of read while loop, close your read end of pipe and exit</text:p>
            </text:list-item>
          </text:list>
        </text:list-item>
      </text:list>
      <text:p text:style-name="P38"><text:tab/></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span text:style-name="T1">Test2bb </text:span><text:span text:style-name="T17">3. [25] Write a C program which will create a total of 40 processes all of which will have their own separate pipe, i.e. all processes will be able to write to all other processes but each process will only read from its own pipe. Each process will be assigned a unique index 0, 1, . . . , 39. Each process with an odd pid will write it’s index and pid to process 0 (possibly including process 0). The processes with even pids will write their index and pid to all other processes (but not to themselves). Then each process (odd and even) will read all the messages written to its pipe and print on stdout, for each message, a line similar to: </text:span></text:p>
      <text:p text:style-name="P17">Process 35894 index 24 heard from process 35992 index 17 </text:p>
      <text:p text:style-name="P17">Be careful that your code doesn’t hang!</text:p>
      <text:p text:style-name="P5"/>
      <text:p text:style-name="P5">Data Members: </text:p>
      <text:p text:style-name="P5"><text:span text:style-name="T4">array </text:span><text:span text:style-name="T7">of </text:span><text:span text:style-name="T4">pipes, message struc</text:span><text:span text:style-name="T8">t</text:span><text:span text:style-name="T4"> (index, pid), </text:span><text:span text:style-name="T7">l</text:span><text:span text:style-name="T4">oop var, process indx, a flag to break child out of fork loop, <text:s/>temp pid.</text:span></text:p>
      <text:p text:style-name="P4"/>
      <text:p text:style-name="P4">Outline:</text:p>
      <text:list xml:id="list8119317980177693447" text:style-name="L2">
        <text:list-item>
          <text:p text:style-name="P24">set up pipes (loop)</text:p>
        </text:list-item>
        <text:list-item>
          <text:p text:style-name="P24">fork-loop</text:p>
          <text:list>
            <text:list-item>
              <text:p text:style-name="P24">switch</text:p>
              <text:list>
                <text:list-item>
                  <text:p text:style-name="P24">-1: err exit</text:p>
                </text:list-item>
                <text:list-item>
                  <text:p text:style-name="P24">0: set idx, and flag to break out of loop</text:p>
                </text:list-item>
                <text:list-item>
                  <text:p text:style-name="P24">default: set flag to continue loop</text:p>
                </text:list-item>
              </text:list>
            </text:list-item>
            <text:list-item>
              <text:p text:style-name="P24">check flag, break if child, continue if parent</text:p>
            </text:list-item>
          </text:list>
        </text:list-item>
        <text:list-item>
          <text:p text:style-name="P24">if parent: <text:span text:style-name="T11">exit</text:span></text:p>
        </text:list-item>
        <text:list-item>
          <text:p text:style-name="P24"><text:span text:style-name="T12">C</text:span>hild <text:span text:style-name="T12">continues and does work</text:span>:</text:p>
          <text:list>
            <text:list-item>
              <text:p text:style-name="P25">close all read ends of pipes, except your own</text:p>
            </text:list-item>
            <text:list-item>
              <text:p text:style-name="P25">getpid()</text:p>
            </text:list-item>
            <text:list-item>
              <text:p text:style-name="P25">set up message to send</text:p>
            </text:list-item>
            <text:list-item>
              <text:p text:style-name="P25">if odd pid:</text:p>
              <text:list>
                <text:list-item>
                  <text:p text:style-name="P25">write message to proc 0</text:p>
                </text:list-item>
              </text:list>
            </text:list-item>
            <text:list-item>
              <text:p text:style-name="P25">if even pid:</text:p>
              <text:list>
                <text:list-item>
                  <text:p text:style-name="P25">loop – write message to all other procs</text:p>
                </text:list-item>
              </text:list>
            </text:list-item>
            <text:list-item>
              <text:p text:style-name="P25">close write ends of pipes</text:p>
            </text:list-item>
            <text:list-item>
              <text:p text:style-name="P25">read messages (while(read..., print to stdout, don't forget to fflush</text:p>
            </text:list-item>
            <text:list-item>
              <text:p text:style-name="P25">close read end of your pipe and exit</text:p>
            </text:list-item>
          </text:list>
        </text:list-item>
      </text:list>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span text:style-name="T1">Test2cc</text:span></text:p>
      <text:p text:style-name="P21">3. [25] Write a C program which will fork num (where num is a command-line argument) children. Every child (but not the original parent) will write his pid to every other child (but not parent). Each child will then read every message written to him, one at a time, and then write each received pid along with his pid to the original parent using the following message structure. </text:p>
      <text:p text:style-name="P21">struct message { </text:p>
      <text:p text:style-name="P21">pid_t my_pid; </text:p>
      <text:p text:style-name="P21">pid_t received_pid; </text:p>
      <text:p text:style-name="P21">} </text:p>
      <text:p text:style-name="P21">On receipt of each message, the parent process will print to stdout a message similar to: </text:p>
      <text:p text:style-name="P21">Process 1234 has received a message from Process 4567</text:p>
      <text:p text:style-name="P6"/>
      <text:p text:style-name="P8">Data Members: </text:p>
      <text:p text:style-name="P8"><text:span text:style-name="T3">Something to hold the cmd param, </text:span><text:span text:style-name="T4">a message structure (index and pid), a loop variable, a process indx, a flag to break child out of fork loop, and a temp pid, </text:span><text:span text:style-name="T3">also n</text:span><text:span text:style-name="T4">eed an array for pipes </text:span><text:span text:style-name="T3">(but set after capture cmd param)</text:span><text:span text:style-name="T4">,</text:span></text:p>
      <text:p text:style-name="P6"/>
      <text:p text:style-name="P6">Outline:</text:p>
      <text:list xml:id="list3650029183123800651" text:style-name="L3">
        <text:list-item>
          <text:p text:style-name="P26">Check usage: argc != 2 → exit</text:p>
        </text:list-item>
        <text:list-item>
          <text:p text:style-name="P26">Get cmd param: numChild = atoi(argv[1])</text:p>
        </text:list-item>
        <text:list-item>
          <text:p text:style-name="P26">Set up array for pipes (loop 0 to numChild + 1 : pipes for kids and one parent)</text:p>
        </text:list-item>
        <text:list-item>
          <text:p text:style-name="P26">fork-loop (0 to numChild)</text:p>
          <text:list>
            <text:list-item>
              <text:p text:style-name="P26">switch fork:</text:p>
              <text:list>
                <text:list-item>
                  <text:p text:style-name="P26">-1: err exit</text:p>
                </text:list-item>
                <text:list-item>
                  <text:p text:style-name="P26">0: set idx, flag to break out of loop, and break</text:p>
                </text:list-item>
                <text:list-item>
                  <text:p text:style-name="P26">default: <text:s/>flag set to continue loop</text:p>
                </text:list-item>
              </text:list>
            </text:list-item>
            <text:list-item>
              <text:p text:style-name="P26">check flag – break if child, continue loop if parrent</text:p>
            </text:list-item>
          </text:list>
        </text:list-item>
        <text:list-item>
          <text:p text:style-name="P26">outside loop – if parent:</text:p>
          <text:list>
            <text:list-item>
              <text:p text:style-name="P26">close all pipes for children (0 to numChild)</text:p>
            </text:list-item>
            <text:list-item>
              <text:p text:style-name="P26">close write end of parent</text:p>
            </text:list-item>
            <text:list-item>
              <text:p text:style-name="P26">read messages (while(read... , don't forget to fflush</text:p>
            </text:list-item>
            <text:list-item>
              <text:p text:style-name="P26">close read end and exit</text:p>
            </text:list-item>
          </text:list>
        </text:list-item>
        <text:list-item>
          <text:p text:style-name="P26">child:</text:p>
          <text:list>
            <text:list-item>
              <text:p text:style-name="P28">close read ends of other children (loop – check index)</text:p>
            </text:list-item>
            <text:list-item>
              <text:p text:style-name="P28">getpid()</text:p>
            </text:list-item>
            <text:list-item>
              <text:p text:style-name="P28">if check pid is odd</text:p>
              <text:list>
                <text:list-item>
                  <text:p text:style-name="P28">loop – write pid to other children, don't forget to error trap</text:p>
                </text:list-item>
              </text:list>
            </text:list-item>
            <text:list-item>
              <text:p text:style-name="P28">close all write ends of all children pipes</text:p>
            </text:list-item>
            <text:list-item>
              <text:p text:style-name="P28">child then reads messages sent (while(read..., and writes to parent (error trap)</text:p>
            </text:list-item>
            <text:list-item>
              <text:p text:style-name="P28">outside while, close parents write end, close child read end, and exit</text:p>
            </text:list-item>
          </text:list>
        </text:list-item>
      </text:list>
      <text:p text:style-name="P18"/>
      <text:p text:style-name="P18"/>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text:soft-page-break/><text:span text:style-name="T1">Test2</text:span><text:span text:style-name="T2">dd </text:span><text:span text:style-name="T9">3. [25] Write a C program which will create 23 children processes and two pipes. All processes should know about both pipes. The original parent process will write 1000 messages to the pipe each consisting of a single integer starting with 0 up to 999. Each of the 23 child processes will read as many messages (one at a time) from the pipe as possible, printing out on stdout a message containing the child’s pid and the message number. The general form of the message is: </text:span></text:p>
      <text:p text:style-name="P30">Child 12475 received message 134 </text:p>
      <text:p text:style-name="P30">Each child will then write to the parent a message consisting of the number of messages that that child received. The parent will add up the total number of messages that the children claim to have received and, if the total is 1000 will print the following message to stdout: </text:p>
      <text:p text:style-name="P30">All messages are accounted for </text:p>
      <text:p text:style-name="P30">and if the total is less that 1000 (for example say 945) will print: </text:p>
      <text:p text:style-name="P30">945 messages are accounted for</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5"/>
      <text:p text:style-name="P16"><text:soft-page-break/><text:span text:style-name="T1">Test2e </text:span><text:span text:style-name="T9">4. [25] Write a C program which will fork 40 children. Each child will send back to the parent process, via a single pipe, either one or two messages depending on whether the child’s pid is odd or even. If the child’s pid is even the child will send the single message “one” while a child with an odd pid will send the message “one” followed by a second message “two” The parent process must not terminate until all messages have been read.</text:span></text:p>
      <text:p text:style-name="P9"/>
      <text:p text:style-name="P10">Data Members: </text:p>
      <text:p text:style-name="P10"><text:span text:style-name="T3">loop variable, pipe, process indx, flag for breaking out of loop, pid variable, </text:span><text:span text:style-name="T10">and a char message array (size large enough to fit message with terminator \0 (so about 4))</text:span></text:p>
      <text:p text:style-name="P9"/>
      <text:p text:style-name="P9">Outline:</text:p>
      <text:list xml:id="list8298437967069172999" text:style-name="L4">
        <text:list-item>
          <text:p text:style-name="P31">set up pipe</text:p>
        </text:list-item>
        <text:list-item>
          <text:p text:style-name="P31">fork-loop:</text:p>
          <text:list>
            <text:list-item>
              <text:p text:style-name="P31">switch on <text:span text:style-name="T15">flag = </text:span>fork:</text:p>
              <text:list>
                <text:list-item>
                  <text:p text:style-name="P31">-1: err exit</text:p>
                </text:list-item>
                <text:list-item>
                  <text:p text:style-name="P31">0: set indx, </text:p>
                </text:list-item>
                <text:list-item>
                  <text:p text:style-name="P31">default, <text:s/><text:span text:style-name="T15">just </text:span>keep forking</text:p>
                </text:list-item>
              </text:list>
            </text:list-item>
            <text:list-item>
              <text:p text:style-name="P31">check flag, if child, break</text:p>
            </text:list-item>
          </text:list>
        </text:list-item>
        <text:list-item>
          <text:p text:style-name="P31">outside fork-loop, if parent:</text:p>
          <text:list>
            <text:list-item>
              <text:p text:style-name="P31">close write end of pipe</text:p>
            </text:list-item>
            <text:list-item>
              <text:p text:style-name="P31">while(read... print messages, <text:span text:style-name="T15">don't forget to fflush</text:span></text:p>
            </text:list-item>
            <text:list-item>
              <text:p text:style-name="P31">when finished, close read end, and exit.</text:p>
            </text:list-item>
          </text:list>
        </text:list-item>
        <text:list-item>
          <text:p text:style-name="P31">otherwise child close read end of pipe</text:p>
        </text:list-item>
        <text:list-item>
          <text:p text:style-name="P31">getpid()</text:p>
        </text:list-item>
        <text:list-item>
          <text:p text:style-name="P31">if pid is even – send “one” messages <text:span text:style-name="T15">(use snprintf)</text:span></text:p>
        </text:list-item>
        <text:list-item>
          <text:p text:style-name="P31">else – send “one” message, then send “two” messages</text:p>
        </text:list-item>
        <text:list-item>
          <text:p text:style-name="P31">close write end of pipe and exit</text:p>
        </text:list-item>
      </text:list>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9"><text:soft-page-break/>Test2ee same as Test2aa</text:p>
      <text:p text:style-name="P19"/>
      <text:p text:style-name="P1">Test2ff<text:span text:style-name="T3"> </text:span><text:span text:style-name="T9">3. [25] Write a C program which will fork 30 children assigning each process a unique index from 0 to 30. There should be a common pipe shared by all the processes. The processes with an even index will write the numbers 1 to 1000, each number together with the processes pid, to the pipe. The odd processes (those with an odd index) will read as many messages as they can, adding up the numbers read (not the pids) and when the pipe is empty each odd process will write its pid and sum to stdout in the following format: </text:span></text:p>
      <text:p text:style-name="P30">Process 47836 total 1432</text:p>
      <text:p text:style-name="P30"/>
      <text:p text:style-name="P1">Test2gg <text:span text:style-name="T9">3. [25] Write a C program which will fork 23 children assigning each process a unique index from 0 to 23. After creation the original process (process 0) will write his pid to each child process. Each child process (processes 1, . . . , 23) will read the message from process 0 and those with an odd pid will write a message back to process 0 that consists of the received pid and the child’s pid. Process 0 will read all the messages written to him and will print on stdout a string similar to </text:span></text:p>
      <text:p text:style-name="P30">"process 23456 received message from 98765".</text:p>
      <text:p text:style-name="P19"/>
      <text:p text:style-name="P19">Test2hh same as Test2cc</text:p>
      <text:p text:style-name="P19">Test2ii same as Test2aa</text:p>
      <text:p text:style-name="P19"/>
      <text:p text:style-name="P1">Test2jj <text:span text:style-name="T9">3. [25] Write a C program which will create a total of 33 processes sharing two pipes. Each process must be assigned a unique index 0, 1, . . . , 32. The processes will be divided into two groups based on their pid, those with an even pid will be in the Even group and those with an odd pid in the Odd group. Each process in the Even group will write it’s index and pid to the pipe of the Odd group while each process in the Odd group will write their index and pid to the pipe of the Even group. All processes will then read as many messages as possible from their group’s read pipe printing on stdout, for each message read, a line similar to: </text:span></text:p>
      <text:p text:style-name="P30">Process 35894 index 24 heard from process 35991 index 17 </text:p>
      <text:p text:style-name="P30">Be careful that your code doesn’t hang and messages don’t get mixed up!</text:p>
      <text:p text:style-name="P19"/>
      <text:p text:style-name="P19">Test2kk.1 similar to Test2aa (only even pid writes this time)</text:p>
      <text:p text:style-name="P19">Test2kk.2 same as Test2aa</text:p>
      <text:p text:style-name="P1"/>
      <text:p text:style-name="P1">Test2<text:span text:style-name="T19">l </text:span><text:span text:style-name="T9">4. [25] Write a C program which will create a total of 35 processes all of which will have their own separate pipe, i.e. all processes will be able to write to all other processes but each process will only read from its own pipe. Each process will be assigned a unique index 0, 1, . . . , 34. Each process will write it’s index and pid to every other process (but not to itself). Then each process will read all the messages written to its pipe and print on stdout, for each message, a line similar to: </text:span></text:p>
      <text:p text:style-name="P30">Process 35894 index 24 heard from process 35992 index 17 </text:p>
      <text:p text:style-name="P30">Be careful that your code doesn’t hang!</text:p>
      <text:p text:style-name="P19"/>
      <text:p text:style-name="P19">Test2ll same as Test2gg<text:line-break/>Test2mm same as <text:s/>Test2cc</text:p>
      <text:p text:style-name="P19">Test2nn same as Test2jj</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st2oo <text:span text:style-name="T9">3. [25] Write a C program which will create a total of 33 processes, each process having its own pipe (i.e. one that it will read from). Each process must be assigned a unique index 0, 1, . . . , 32. The original process will send an integer generated by rand() to processes, 1, 2, . . . , 32. Each child will read the number from its pipe and, if even, will write to the parent (process 0) the random number read, its pid and its index. The original parent (process 0) will read </text:span></text:p>
      <text:p text:style-name="P30">each message and print a message similar to </text:p>
      <text:p text:style-name="P30">Original Process 0 read random number 3157 from process 35991 index 17 </text:p>
      <text:p text:style-name="P30">Be careful that your code doesn’t hang and messages don’t get mixed up!</text:p>
      <text:p text:style-name="P11"/>
      <text:p text:style-name="P11">Ambiguous:</text:p>
      <text:p text:style-name="P20">Is proc 0 creating one rand number and sending the same number to every other proc, or is it generating a new random number for each. <text:s/>If only one random number, we may not get any messages – unless “even” means the proc pid is even. <text:s/>In the example, the number, pid and index are all odd....</text:p>
      <text:p text:style-name="P20"/>
      <text:p text:style-name="P20">I'll assume it's the same rand number to every proc, and if the number is even, proc writes back. <text:s/>Possible no messages sent back to proc 0. <text:s text:c="3"/></text:p>
      <text:p text:style-name="P11"/>
      <text:p text:style-name="P7">Data Members:</text:p>
      <text:p text:style-name="P7"><text:span text:style-name="T5">A</text:span><text:span text:style-name="T4"> message structure (</text:span><text:span text:style-name="T5">rand number, </text:span><text:span text:style-name="T4">index, and pid), a loop variable, a process indx, a flag to break child out of fork loop, and an array for pipes </text:span><text:span text:style-name="T3">(but set after capture cmd param)</text:span><text:span text:style-name="T4">, </text:span><text:span text:style-name="T6">a temp rand number variable</text:span></text:p>
      <text:p text:style-name="P7"/>
      <text:p text:style-name="P7">Outline:</text:p>
      <text:list xml:id="list105725638460316" text:continue-list="list3650029183123800651" text:style-name="L3">
        <text:list-item text:start-value="1">
          <text:p text:style-name="P32">Testing purposes, seed srand with time(null)</text:p>
        </text:list-item>
        <text:list-item>
          <text:p text:style-name="P27">Set up array for pipes (loop )</text:p>
        </text:list-item>
        <text:list-item>
          <text:p text:style-name="P27">fork-loop</text:p>
          <text:list>
            <text:list-item>
              <text:p text:style-name="P27">switch fork:</text:p>
              <text:list>
                <text:list-item>
                  <text:p text:style-name="P27">-1: err exit</text:p>
                </text:list-item>
                <text:list-item>
                  <text:p text:style-name="P27">0: set idx, flag to break out of loop, and break</text:p>
                </text:list-item>
                <text:list-item>
                  <text:p text:style-name="P27">default: <text:s/>flag set to continue loop</text:p>
                </text:list-item>
              </text:list>
            </text:list-item>
            <text:list-item>
              <text:p text:style-name="P27">check flag – break if child, continue loop if parrent</text:p>
            </text:list-item>
          </text:list>
        </text:list-item>
        <text:list-item>
          <text:p text:style-name="P27">outside loop – if parent: <text:span text:style-name="T13">exit</text:span></text:p>
        </text:list-item>
        <text:list-item>
          <text:p text:style-name="P27">child:</text:p>
          <text:list>
            <text:list-item>
              <text:p text:style-name="P29">close read ends of other children (loop – check index)</text:p>
            </text:list-item>
            <text:list-item>
              <text:p text:style-name="P33">if idx is 0:</text:p>
              <text:list>
                <text:list-item>
                  <text:p text:style-name="P33">generate random number</text:p>
                </text:list-item>
                <text:list-item>
                  <text:p text:style-name="P33">write rand number to other procs (loop 1 to num procs)</text:p>
                </text:list-item>
                <text:list-item>
                  <text:p text:style-name="P34">close the write ends</text:p>
                </text:list-item>
                <text:list-item>
                  <text:p text:style-name="P33">then read messages sent and print to stdout: while(read...</text:p>
                </text:list-item>
                <text:list-item>
                  <text:p text:style-name="P34">when finished, close read end and exit</text:p>
                </text:list-item>
              </text:list>
            </text:list-item>
            <text:list-item>
              <text:p text:style-name="P34">otherwise, close write ends of pipes except 0</text:p>
            </text:list-item>
            <text:list-item>
              <text:p text:style-name="P33">read msg from proc 0:</text:p>
            </text:list-item>
            <text:list-item>
              <text:p text:style-name="P34">if number is even, construct message and write back</text:p>
            </text:list-item>
            <text:list-item>
              <text:p text:style-name="P29">close <text:span text:style-name="T14">remaining</text:span> pipes <text:span text:style-name="T14">and exit</text:span></text:p>
              <text:p text:style-name="P23"/>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Ubuntu Mono" svg:font-family="'Ubuntu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text-properties fo:font-weight="normal" style:font-weight-asian="normal" style:font-weight-complex="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6T17:22:32.759785097</meta:creation-date>
    <dc:date>2016-05-08T10:57:25.062891918</dc:date>
    <meta:editing-duration>PT3H57M41S</meta:editing-duration>
    <meta:editing-cycles>15</meta:editing-cycles>
    <meta:generator>LibreOffice/4.2.8.2$Linux_X86_64 LibreOffice_project/420m0$Build-2</meta:generator>
    <meta:document-statistic meta:table-count="0" meta:image-count="0" meta:object-count="0" meta:page-count="7" meta:paragraph-count="154" meta:word-count="2184" meta:character-count="11394" meta:non-whitespace-character-count="9394"/>
  </office:meta>
</office:document-meta>
</file>